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randon Grotesque" svg:font-family="'Brandon Grotesque'" style:font-adornments="Bold" style:font-pitch="variable"/>
    <style:font-face style:name="Brandon Grotesque Bold" svg:font-family="'Brandon Grotesque Bold'" style:font-family-generic="roman" style:font-pitch="variable"/>
    <style:font-face style:name="Cambria" svg:font-family="Cambria" style:font-family-generic="roman" style:font-pitch="variable"/>
    <style:font-face style:name="New Athletic M54" svg:font-family="'New Athletic M54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margin-top="0cm" fo:margin-bottom="0cm" fo:text-indent="0cm" style:auto-text-indent="false"/>
      <style:text-properties style:font-name="Brandon Grotesque" fo:font-size="8.5pt" style:font-size-asian="8.5pt" style:font-size-complex="8.5pt"/>
    </style:style>
    <style:style style:name="P2" style:family="paragraph" style:parent-style-name="Standard" style:master-page-name="Standard">
      <style:paragraph-properties fo:margin-left="-1.251cm" fo:margin-right="-0.252cm" fo:margin-top="0cm" fo:margin-bottom="0cm" fo:text-indent="0cm" style:auto-text-indent="false" style:page-number="auto"/>
      <style:text-properties style:font-name="Brandon Grotesque" fo:font-size="8.5pt" style:font-size-asian="8.5pt" style:font-size-complex="8.5pt"/>
    </style:style>
    <style:style style:name="P3" style:family="paragraph" style:parent-style-name="Standard">
      <style:paragraph-properties fo:margin-left="-1.251cm" fo:margin-right="0.171cm" fo:margin-top="0cm" fo:margin-bottom="0cm" fo:text-indent="0cm" style:auto-text-indent="false"/>
      <style:text-properties style:font-name="Brandon Grotesque" fo:font-size="8.5pt" style:font-size-asian="8.5pt" style:font-size-complex="8.5pt"/>
    </style:style>
    <style:style style:name="P4" style:family="paragraph" style:parent-style-name="Standard">
      <style:paragraph-properties fo:margin-left="-1.251cm" fo:margin-right="0.171cm" fo:margin-top="0cm" fo:margin-bottom="0cm" fo:text-indent="0cm" style:auto-text-indent="false"/>
      <style:text-properties style:font-name="Brandon Grotesque" fo:font-size="8.5pt" style:font-size-asian="8.5pt" style:font-name-complex="Times New Roman" style:font-size-complex="8.5pt"/>
    </style:style>
    <style:style style:name="P5" style:family="paragraph" style:parent-style-name="Standard">
      <style:paragraph-properties fo:margin-left="0cm" fo:margin-right="0.171cm" fo:margin-top="0cm" fo:margin-bottom="0cm" fo:text-indent="0cm" style:auto-text-indent="false"/>
      <style:text-properties style:font-name="Brandon Grotesque" fo:font-size="8.5pt" style:font-size-asian="8.5pt" style:font-size-complex="8.5pt"/>
    </style:style>
    <style:style style:name="P6" style:family="paragraph" style:parent-style-name="Standard">
      <style:paragraph-properties fo:margin-left="0cm" fo:margin-right="0.171cm" fo:margin-top="0cm" fo:margin-bottom="0cm" fo:text-indent="0cm" style:auto-text-indent="false"/>
      <style:text-properties style:font-name="Brandon Grotesque" fo:font-size="8.5pt" style:font-size-asian="8.5pt" style:font-name-complex="Times New Roman" style:font-size-complex="8.5pt"/>
    </style:style>
    <style:style style:name="P7" style:family="paragraph" style:parent-style-name="Standard">
      <style:paragraph-properties fo:margin-left="-1.251cm" fo:margin-right="0.325cm" fo:margin-top="0cm" fo:margin-bottom="0cm" fo:text-indent="0cm" style:auto-text-indent="false"/>
      <style:text-properties style:font-name="Brandon Grotesque" fo:font-size="8.5pt" style:font-size-asian="8.5pt" style:font-size-complex="8.5pt"/>
    </style:style>
    <style:style style:name="P8" style:family="paragraph" style:parent-style-name="Standard">
      <style:paragraph-properties fo:margin-left="-1.251cm" fo:margin-right="0.325cm" fo:margin-top="0cm" fo:margin-bottom="0cm" fo:text-indent="0cm" style:auto-text-indent="false"/>
      <style:text-properties style:font-name="Brandon Grotesque" fo:font-size="8.5pt" style:font-size-asian="8.5pt" style:font-name-complex="Times New Roman" style:font-size-complex="8.5pt"/>
    </style:style>
    <style:style style:name="T1" style:family="text">
      <style:text-properties style:font-name="Brandon Grotesque Bold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font-size-asian="9pt" style:font-name-complex="Times New Roman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9pt" fo:font-weight="bold" style:font-size-asian="9pt" style:font-weight-asian="bold" style:font-name-complex="Times New Roman"/>
    </style:style>
    <style:style style:name="T7" style:family="text">
      <style:text-properties fo:font-size="9pt" style:text-underline-style="solid" style:text-underline-width="auto" style:text-underline-color="font-color" style:font-size-asian="9pt" style:font-name-complex="Times New Roman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Times New Roman"/>
    </style:style>
    <style:style style:name="T10" style:family="text">
      <style:text-properties style:font-name-complex="Times New Roman"/>
    </style:style>
    <style:style style:name="T11" style:family="text">
      <style:text-properties style:text-underline-style="solid" style:text-underline-width="auto" style:text-underline-color="font-color" style:font-name-complex="Times New Roman"/>
    </style:style>
    <style:style style:name="T12" style:family="text">
      <style:text-properties style:font-name="New Athletic M54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B</text:p>
      <text:p text:style-name="P3"><text:span text:style-name="T8">Öltyp: </text:span></text:p>
      <text:p text:style-name="P3">Extra Special Bitter (ESB)</text:p>
      <text:p text:style-name="P3"/>
      <text:p text:style-name="P3"><text:span text:style-name="T8">Karaktär: </text:span></text:p>
      <text:p text:style-name="P3">En välbalanserad Brittisk klassiker, uppfunnen på anrika Fuller´s.</text:p>
      <text:p text:style-name="P3"/>
      <text:p text:style-name="P3">RECEPT</text:p>
      <text:p text:style-name="P3"><text:span text:style-name="T8">Malt:</text:span></text:p>
      <text:p text:style-name="P3">3,3 kg Maris Otter</text:p>
      <text:p text:style-name="P3">200 gram Cara Medium</text:p>
      <text:p text:style-name="P3">100 gram Dark Crystal</text:p>
      <text:p text:style-name="P5"/>
      <text:p text:style-name="P3"><text:span text:style-name="T8">Humle:</text:span></text:p>
      <text:p text:style-name="P3">35 g East Kent Golding i 60 min</text:p>
      <text:p text:style-name="P3">15 g East Kent Golding i 0 min</text:p>
      <text:p text:style-name="P3"/>
      <text:p text:style-name="P3"><text:span text:style-name="T8">Jäst:</text:span></text:p>
      <text:p text:style-name="P3">Safale S-04 </text:p>
      <text:p text:style-name="P3"/>
      <text:p text:style-name="P3"><text:span text:style-name="T8">Buteljering:</text:span></text:p>
      <text:p text:style-name="P3">55-60 g Buteljeringssocker</text:p>
      <text:p text:style-name="P3">(strösocker). Ingår ej.</text:p>
      <text:p text:style-name="P3"><text:span text:style-name="T9">Minimikrav</text:span></text:p>
      <text:p text:style-name="P3"><text:span text:style-name="T10">- Bryggeributikens BIAB kit eller liknande</text:span></text:p>
      <text:p text:style-name="P1">- Timer</text:p>
      <text:p text:style-name="P1">- Cirka 36 stycken 33 cl glasflaskor (helst bruna)</text:p>
      <text:p text:style-name="P1"/>
      <text:p text:style-name="P3">BRYGGDAGEN</text:p>
      <text:p text:style-name="P7"><text:span text:style-name="T10">1. Fyll kastrullen med ca 15 liter kallt vatten och börja värma vattnet på spisen.</text:span></text:p>
      <text:p text:style-name="P8"/>
      <text:p text:style-name="P7"><text:span text:style-name="T10">2. När vattnet är 74-75°C, lägg i BIAB påsen och rör i den krossade malten.</text:span></text:p>
      <text:p text:style-name="P8"/>
      <text:p text:style-name="P7"><text:span text:style-name="T10">3. Rör ordentligt. Mät sedan temperaturen igen. Den bör nu vara 68°C (+-1°). Justera eventuellt temperaturen genom att sätta på plattan eller röra i kallt vatten.</text:span></text:p>
      <text:p text:style-name="P8"/>
      <text:p text:style-name="P7"><text:span text:style-name="T10">4. Lägg på locket och sätt en timer på 60 min. Nu omvandlas stärkelsen i malten till förjäsbart socker.</text:span></text:p>
      <text:p text:style-name="P8"/>
      <text:p text:style-name="P7"><text:span text:style-name="T10">5. Kontrollera temperaturen efter 30 min och justera eventuellt upp den med kokande vatten eller genom att sätta på plattan.</text:span></text:p>
      <text:p text:style-name="P8"/>
      <text:p text:style-name="P3"><text:span text:style-name="T10">6. när 60 min har gått, höj temperaturen på mäsken till 75-80°C genom att sätta på plattan och röra.</text:span></text:p>
      <text:p text:style-name="P4"/>
      <text:p text:style-name="P3"><text:span text:style-name="T10">7. Låt mäsken vila i 10 min. Efter 10 minuter, ta upp påsen och låt den rinna ur i ett durkslag eller på ett ugnsgaller. Häll sedan 2 liter 75°C vatten över malten och tillsätt den vätskan till grytan. Sätt återigen på plattan.</text:span></text:p>
      <text:p text:style-name="P4"/>
      <text:p text:style-name="P3"><text:span text:style-name="T10">8. När vätskan, som nu kallas vört kokar, sätt en timer på 60 min och tillsätt första humlegivan (35 gram </text:span>East Kent Golding<text:span text:style-name="T10">)</text:span></text:p>
      <text:p text:style-name="P6"/>
      <text:p text:style-name="P3"><text:span text:style-name="T10">9. När vörten kokat i 60 min, stäng av plattan och tillsätt 15 gram </text:span>East Kent Golding<text:span text:style-name="T10">. Kyl sedan vörten så fort som möjligt genom att använda is- och/eller vattenbad i diskhon eller badkaret (med locket på).</text:span></text:p>
      <text:p text:style-name="P4"/>
      <text:p text:style-name="P3"><text:span text:style-name="T10">10. Rengör och desinfektera jäshinken, locket, jäsröret, jästpaketet och en sax. </text:span></text:p>
      <text:p text:style-name="P3"><text:span text:style-name="T9"><text:s text:c="9"/>Dosering STAR SAN</text:span><text:span text:style-name="T10"> desinfektionsmedel 1 msk till 10 liter vatten. Mät upp i hinken och skaka, lägg i allt som ska desinfekteras. Töm jäshinken som </text:span><text:span text:style-name="T11">inte</text:span><text:span text:style-name="T10"> behöver eftersköljas men spara ca en liter i fall något annat behöver desinfekteras. Hinken är nu desinfekterad.</text:span></text:p>
      <text:p text:style-name="P4"/>
      <text:p text:style-name="P3"><text:span text:style-name="T10">11. Häll över den kylda vörten till den desinfekterade jäshinken, men lämna den tjocka bottensatsen i kastrullen. </text:span></text:p>
      <text:p text:style-name="P4"/>
      <text:p text:style-name="P3"><text:span text:style-name="T10">12. Häll ut bottensatsen ur kastrullen och skölj snabbt. Använd den ursköljda kastrullen till att fylla jäshinken med kallt vatten, tills du har 11 liter vört. </text:span></text:p>
      <text:p text:style-name="P4"/>
      <text:p text:style-name="P3"><text:span text:style-name="T10">13. Syresätt vörten genom att sätta på locket ordentligt och skaka. Sätt en bit desinfekterad aluminiumfolie över hålet och håll för med tummen.</text:span></text:p>
      <text:p text:style-name="P4"/>
      <text:p text:style-name="P3"><text:span text:style-name="T10">14. Tillsätt jästen när vörten har svalnat och jäshinken utsida inte känns varm. Gör detta genom att klippa upp det desinfekterade jästpaketet och sprinkla jästen över vörten yta.</text:span></text:p>
      <text:p text:style-name="P4"/>
      <text:p text:style-name="P3"><text:span text:style-name="T10">15. Stäng jäshinken, fyll det desinfekterade jäsröret med en matsked utblandad Star San och sätt i den och gummipluggen i locket.</text:span></text:p>
      <text:p text:style-name="P4"/>
      <text:p text:style-name="P3"><text:span text:style-name="T10">16. Ställ hinken på en mörk och lugn plats där temperaturen är över 16 grader och under 25 grader. Exempelvis garderob eller ännu hellre källare.</text:span></text:p>
      <text:p text:style-name="P4"/>
      <text:p text:style-name="P3">EFTER BRYGGDAGEN 1-2 VECKOR</text:p>
      <text:p text:style-name="P3">187 Jäsningen börjar ca 48 timmar efter bryggningen. Det bildas en lock av skum över vörten och det bubblar regelbundet ur jäsröret.</text:p>
      <text:p text:style-name="P3"/>
      <text:p text:style-name="P3">18. Efter en vecka slutar det att bubbla och skummet försvinner låt då hinken stå i en vecka till (sammanlagt två veckor) för att säkerställa att ölet jäst färdigt.</text:p>
      <text:p text:style-name="P3"/>
      <text:p text:style-name="P3">BUTELJERING, 2 VECKOR EFTER BRYGGDAG</text:p>
      <text:p text:style-name="P3">19. Desinfektera buteljeringshinken flaskfyllaren, slangen, hävert och kapsyler med Star San.</text:p>
      <text:p text:style-name="P3"/>
      <text:p text:style-name="P3">20. Koka upp buteljeringssockret (5 gram strösocker per liter öl) i 2 dl vatten under omrörning låt sockerlagen småkoka i 10 min. </text:p>
      <text:p text:style-name="P3"/>
      <text:p text:style-name="P3">21. Häll sockerlagen i botten av den desinfekterade buteljeringshinken. Med hjälp av häverten förflytta det färdigjästa ölet till buteljeringshinken utan att plaska för mycket låt slangen ligga i botten av hinken</text:p>
      <text:p text:style-name="P5"/>
      <text:p text:style-name="P3">22. Sätt fast slangen i kranen och flaskfyllaren i andra änden av slangen. Vänta i 15 minuter för att säkerställa att sockret är utblandat i ölet</text:p>
      <text:p text:style-name="P3"/>
      <text:p text:style-name="P3">23. Öppna kranen och fyll de desinfekterade flaskorna med öl och kapsylera.</text:p>
      <text:p text:style-name="P3"/>
      <text:p text:style-name="P3">1-2 VECKOR EFTER BUTELJERING</text:p>
      <text:p text:style-name="P3">24<text:bookmark text:name="_GoBack"/>. Lagra flaskorna i rumstemperatur i 2 veckor. Efter detta kan flaskorna förvaras i kylen.</text:p>
      <text:p text:style-name="P3"/>
      <text:p text:style-name="P3">25. Servera. Häll upp ölet försiktigt i rent glas och lämna bottensediment i flaskan. </text:p>
      <text:p text:style-name="P3"/>
      <text:p text:style-name="P3">26. Drick, njut och ta en till. Skå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randon Grotesque" svg:font-family="'Brandon Grotesque'" style:font-adornments="Bold" style:font-pitch="variable"/>
    <style:font-face style:name="Brandon Grotesque Bold" svg:font-family="'Brandon Grotesque Bold'" style:font-family-generic="roman" style:font-pitch="variable"/>
    <style:font-face style:name="Cambria" svg:font-family="Cambria" style:font-family-generic="roman" style:font-pitch="variable"/>
    <style:font-face style:name="New Athletic M54" svg:font-family="'New Athletic M54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sv" fo:country="SE" style:font-name-asian="Arial Unicode M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-0.365cm"/>
        </style:list-level-properties>
        <style:text-properties fo:font-family="Cambria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789cm"/>
        </style:list-level-properties>
        <style:text-properties fo:font-family="Cambria" style:font-family-generic="roman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-1.616cm"/>
        </style:list-level-properties>
        <style:text-properties fo:font-family="Cambria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-0.616cm"/>
        </style:list-level-properties>
        <style:text-properties fo:font-family="Cambria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1.236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3" fo:column-gap="2.551cm">
          <style:column style:rel-width="21845*" fo:start-indent="0cm" fo:end-indent="1.275cm"/>
          <style:column style:rel-width="21845*" fo:start-indent="1.275cm" fo:end-indent="1.275cm"/>
          <style:column style:rel-width="21845*" fo:start-indent="1.27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gnus Vasilis</meta:initial-creator>
    <dc:creator>Jacob Öhrvall</dc:creator>
    <meta:editing-cycles>3</meta:editing-cycles>
    <meta:print-date>2015-12-03T10:59:00</meta:print-date>
    <meta:creation-date>2015-12-03T21:01:00</meta:creation-date>
    <dc:date>2016-03-28T22:58:38</dc:date>
    <meta:editing-duration>PT1S</meta:editing-duration>
    <meta:generator>OpenOffice/4.1.1$Unix OpenOffice.org_project/411m6$Build-9775</meta:generator>
    <meta:document-statistic meta:table-count="0" meta:image-count="0" meta:object-count="0" meta:page-count="1" meta:paragraph-count="53" meta:word-count="689" meta:character-count="4131"/>
    <meta:user-defined meta:name="AppVersion">14.0000</meta:user-defined>
    <meta:user-defined meta:name="Company">Göteborgs Universit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